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5-0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13236923077" calcext:value-type="float">
            <text:p>13.11132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7492" calcext:value-type="float">
            <text:p>13.2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1321290323" calcext:value-type="float">
            <text:p>13.544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8916" calcext:value-type="float">
            <text:p>13.67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77696" calcext:value-type="float">
            <text:p>14.10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71512258065" calcext:value-type="float">
            <text:p>13.537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60832" calcext:value-type="float">
            <text:p>12.7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55620645161" calcext:value-type="float">
            <text:p>12.645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7728" calcext:value-type="float">
            <text:p>12.63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5926451613" calcext:value-type="float">
            <text:p>12.6935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69006896552" calcext:value-type="float">
            <text:p>12.7769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4051612903" calcext:value-type="float">
            <text:p>13.135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78348" calcext:value-type="float">
            <text:p>13.257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076" calcext:value-type="float">
            <text:p>13.43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7836" calcext:value-type="float">
            <text:p>13.9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89091612903" calcext:value-type="float">
            <text:p>13.738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4263225807" calcext:value-type="float">
            <text:p>12.9114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3712" calcext:value-type="float">
            <text:p>12.90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06802580645" calcext:value-type="float">
            <text:p>12.890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1632" calcext:value-type="float">
            <text:p>13.0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4905806452" calcext:value-type="float">
            <text:p>13.2534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6674285714" calcext:value-type="float">
            <text:p>13.2866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1416774194" calcext:value-type="float">
            <text:p>13.350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0397419355" calcext:value-type="float">
            <text:p>13.444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01164137931" calcext:value-type="float">
            <text:p>13.5701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8583225807" calcext:value-type="float">
            <text:p>13.7008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09676" calcext:value-type="float">
            <text:p>14.040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2557419355" calcext:value-type="float">
            <text:p>14.4102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09277419355" calcext:value-type="float">
            <text:p>13.690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13" calcext:value-type="float">
            <text:p>12.97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9943225806" calcext:value-type="float">
            <text:p>12.883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53184" calcext:value-type="float">
            <text:p>12.8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1001290323" calcext:value-type="float">
            <text:p>12.907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6071428571" calcext:value-type="float">
            <text:p>12.9676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1871483871" calcext:value-type="float">
            <text:p>13.031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0088" calcext:value-type="float">
            <text:p>13.2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1652" calcext:value-type="float">
            <text:p>13.47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0903225807" calcext:value-type="float">
            <text:p>13.652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5552" calcext:value-type="float">
            <text:p>14.2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6092903226" calcext:value-type="float">
            <text:p>14.301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0384516129" calcext:value-type="float">
            <text:p>13.532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9832" calcext:value-type="float">
            <text:p>12.84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7099354839" calcext:value-type="float">
            <text:p>12.771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7544" calcext:value-type="float">
            <text:p>12.81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4113548387" calcext:value-type="float">
            <text:p>12.865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4017142857" calcext:value-type="float">
            <text:p>12.9024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184516129" calcext:value-type="float">
            <text:p>12.94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9019354839" calcext:value-type="float">
            <text:p>13.164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4584" calcext:value-type="float">
            <text:p>13.37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4296774194" calcext:value-type="float">
            <text:p>13.74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2872" calcext:value-type="float">
            <text:p>14.26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55649032258" calcext:value-type="float">
            <text:p>14.585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98051612903" calcext:value-type="float">
            <text:p>14.049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68952" calcext:value-type="float">
            <text:p>13.1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8990967742" calcext:value-type="float">
            <text:p>13.129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14088" calcext:value-type="float">
            <text:p>13.1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6112" calcext:value-type="float">
            <text:p>13.1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65332413793" calcext:value-type="float">
            <text:p>13.2265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8265806452" calcext:value-type="float">
            <text:p>13.2748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0501935484" calcext:value-type="float">
            <text:p>13.4170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792" calcext:value-type="float">
            <text:p>13.7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7076129032" calcext:value-type="float">
            <text:p>13.920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41728" calcext:value-type="float">
            <text:p>14.18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494" calcext:value-type="float">
            <text:p>14.49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6903225806" calcext:value-type="float">
            <text:p>13.499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6448" calcext:value-type="float">
            <text:p>13.26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63535483871" calcext:value-type="float">
            <text:p>13.22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02936" calcext:value-type="float">
            <text:p>13.2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22701935484" calcext:value-type="float">
            <text:p>13.272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01411428571" calcext:value-type="float">
            <text:p>13.4301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81806451613" calcext:value-type="float">
            <text:p>13.58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0283870968" calcext:value-type="float">
            <text:p>13.685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85144" calcext:value-type="float">
            <text:p>13.81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15171612903" calcext:value-type="float">
            <text:p>14.0315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74711724138" calcext:value-type="float">
            <text:p>14.6874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3852903226" calcext:value-type="float">
            <text:p>14.414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447483871" calcext:value-type="float">
            <text:p>13.449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42916" calcext:value-type="float">
            <text:p>13.20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20735483871" calcext:value-type="float">
            <text:p>13.272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48984" calcext:value-type="float">
            <text:p>13.3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70531612903" calcext:value-type="float">
            <text:p>13.367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9437142857" calcext:value-type="float">
            <text:p>13.4289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27672258065" calcext:value-type="float">
            <text:p>13.5127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66072258065" calcext:value-type="float">
            <text:p>13.7566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1904" calcext:value-type="float">
            <text:p>14.02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588" calcext:value-type="float">
            <text:p>14.161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6656" calcext:value-type="float">
            <text:p>14.1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1742222222" calcext:value-type="float">
            <text:p>14.12217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52472258065" calcext:value-type="float">
            <text:p>14.3052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49892" calcext:value-type="float">
            <text:p>13.654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2492903226" calcext:value-type="float">
            <text:p>13.326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31" calcext:value-type="float">
            <text:p>13.3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0541935484" calcext:value-type="float">
            <text:p>13.449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4302857143" calcext:value-type="float">
            <text:p>13.5664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85215483871" calcext:value-type="float">
            <text:p>13.808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7468137931" calcext:value-type="float">
            <text:p>13.92746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176" calcext:value-type="float">
            <text:p>14.1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57950344828" calcext:value-type="float">
            <text:p>14.3357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1688571429" calcext:value-type="float">
            <text:p>14.5771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0557241379" calcext:value-type="float">
            <text:p>13.6100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2212413793" calcext:value-type="float">
            <text:p>13.3972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357" calcext:value-type="float">
            <text:p>13.32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7533793104" calcext:value-type="float">
            <text:p>13.35875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7385714286" calcext:value-type="float">
            <text:p>13.5837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0219310345" calcext:value-type="float">
            <text:p>13.56302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932256" calcext:value-type="float">
            <text:p>13.59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32212" calcext:value-type="float">
            <text:p>13.733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412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92" meta:object-count="0"/>
    <meta:user-defined meta:name="AppVersion">3.0</meta:user-defined>
  </office:meta>
</office:document-meta>
</file>